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100000201D9C3583D.png" manifest:media-type="image/png"/>
  <manifest:file-entry manifest:full-path="Pictures/100002CB00002E68000035053320CA96.svg" manifest:media-type="image/svg+xml"/>
  <manifest:file-entry manifest:full-path="Pictures/10000001000001F1000002011747E1CD.png" manifest:media-type="image/png"/>
  <manifest:file-entry manifest:full-path="Pictures/1000063B0000335E00003505A115685A.svg" manifest:media-type="image/svg+xml"/>
  <manifest:file-entry manifest:full-path="Pictures/100000010000020100000201D84D604D.png" manifest:media-type="image/png"/>
  <manifest:file-entry manifest:full-path="Pictures/100004F500003505000035059BB8D876.svg" manifest:media-type="image/svg+xml"/>
  <manifest:file-entry manifest:full-path="Pictures/100000010000018100000201E5D939D5.png" manifest:media-type="image/png"/>
  <manifest:file-entry manifest:full-path="Pictures/1000022600003505000035055587B4D9.svg" manifest:media-type="image/svg+xml"/>
  <manifest:file-entry manifest:full-path="Pictures/100001CB000027CA0000350509321FAF.svg" manifest:media-type="image/svg+xml"/>
  <manifest:file-entry manifest:full-path="Pictures/10000001000001C1000002015FC426E1.png" manifest:media-type="image/png"/>
  <manifest:file-entry manifest:full-path="Pictures/1000000100000201000002015C969A0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1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1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1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20e946" officeooo:paragraph-rsid="0020e94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0e946" officeooo:paragraph-rsid="0020e94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language="en" fo:country="US" fo:font-weight="bold" officeooo:paragraph-rsid="0020e946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language="en" fo:country="US" officeooo:paragraph-rsid="0020e946"/>
    </style:style>
    <style:style style:name="P15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language="en" fo:country="US" officeooo:paragraph-rsid="0020e946"/>
    </style:style>
    <style:style style:name="P16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1" fo:font-size="12pt" fo:language="en" fo:country="US" fo:font-weight="normal" officeooo:paragraph-rsid="0020e946"/>
    </style:style>
    <style:style style:name="P17" style:family="paragraph" style:parent-style-name="Standard">
      <style:paragraph-properties fo:line-height="115%" fo:text-align="justify" style:justify-single-word="false"/>
      <style:text-properties fo:color="#355269" loext:opacity="100%" style:font-name="Roboto Slab1" fo:font-size="14pt" fo:font-weight="bold" officeooo:rsid="000d91f6" officeooo:paragraph-rsid="000d91f6" style:font-weight-asian="bold" style:font-weight-complex="bold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c405c" officeooo:paragraph-rsid="0026d334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c405c" officeooo:paragraph-rsid="0026d334" style:font-weight-asian="bold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bold" officeooo:rsid="0027aae5" officeooo:paragraph-rsid="0026d334" style:font-weight-asian="bold" style:font-weight-complex="bold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27aae5" officeooo:paragraph-rsid="0026d334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27aae5" officeooo:paragraph-rsid="0026d334" style:font-weight-asian="normal" style:font-weight-complex="normal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language="en" fo:country="US" fo:font-weight="bold" officeooo:paragraph-rsid="0020e946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0d91f6" style:font-weight-asian="normal" style:font-weight-complex="normal"/>
    </style:style>
    <style:style style:name="P25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1debfd" style:font-weight-asian="normal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font-size="12pt" fo:font-weight="normal" officeooo:rsid="000d91f6" officeooo:paragraph-rsid="001debfd" style:font-weight-asian="normal" style:font-weight-complex="normal"/>
    </style:style>
    <style:style style:name="P27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1" fo:font-size="12pt" fo:language="en" fo:country="US" fo:font-weight="bold" officeooo:paragraph-rsid="0020e946"/>
    </style:style>
    <style:style style:name="P28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1" fo:font-size="12pt" fo:language="en" fo:country="US" fo:font-weight="normal" officeooo:paragraph-rsid="0020e946"/>
    </style:style>
    <style:style style:name="P29" style:family="paragraph" style:parent-style-name="Standard">
      <style:paragraph-properties fo:line-height="115%" fo:text-align="justify" style:justify-single-word="false"/>
      <style:text-properties fo:color="#666666" loext:opacity="100%" style:font-name="Roboto Slab1" fo:language="en" fo:country="US" fo:font-weight="normal" officeooo:paragraph-rsid="0020e946"/>
    </style:style>
    <style:style style:name="P30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1" fo:language="en" fo:country="US" fo:font-weight="normal" officeooo:paragraph-rsid="0020e946"/>
    </style:style>
    <style:style style:name="P31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1" fo:language="en" fo:country="US" fo:font-weight="bold" officeooo:paragraph-rsid="0020e946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1" fo:language="en" fo:country="US" fo:font-weight="bold" officeooo:paragraph-rsid="0020e946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weight="normal" officeooo:paragraph-rsid="0020e946"/>
    </style:style>
    <style:style style:name="P34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1" fo:font-size="12pt" fo:language="en" fo:country="US" fo:font-weight="bold" officeooo:paragraph-rsid="0020e946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20e946"/>
    </style:style>
    <style:style style:name="T3" style:family="text">
      <style:text-properties officeooo:rsid="001debfd"/>
    </style:style>
    <style:style style:name="T4" style:family="text">
      <style:text-properties fo:font-size="12pt" style:text-underline-style="none" fo:font-weight="normal" officeooo:rsid="001debfd" style:font-weight-asian="normal" style:font-weight-complex="normal"/>
    </style:style>
    <style:style style:name="T5" style:family="text">
      <style:text-properties fo:font-size="12pt" style:text-underline-style="none" fo:font-weight="normal" officeooo:rsid="001c78b0" style:font-weight-asian="normal" style:font-weight-complex="normal"/>
    </style:style>
    <style:style style:name="T6" style:family="text">
      <style:text-properties fo:font-size="12pt" style:text-underline-style="none" fo:font-weight="normal" officeooo:rsid="000d91f6" style:font-weight-asian="normal" style:font-weight-complex="normal"/>
    </style:style>
    <style:style style:name="T7" style:family="text">
      <style:text-properties fo:font-size="12pt" style:text-underline-style="none" fo:font-weight="normal" officeooo:rsid="0020e946" style:font-weight-asian="normal" style:font-weight-complex="normal"/>
    </style:style>
    <style:style style:name="T8" style:family="text">
      <style:text-properties fo:font-size="12pt" style:text-underline-style="none" fo:font-weight="normal" style:font-weight-asian="normal" style:font-weight-complex="normal"/>
    </style:style>
    <style:style style:name="T9" style:family="text">
      <style:text-properties officeooo:rsid="0026d33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2363e5"/>
    </style:style>
    <style:style style:name="T12" style:family="text">
      <style:text-properties fo:font-size="12pt"/>
    </style:style>
    <style:style style:name="T13" style:family="text">
      <style:text-properties fo:font-size="12pt" fo:font-weight="normal"/>
    </style:style>
    <style:style style:name="T14" style:family="text">
      <style:text-properties fo:font-size="12pt" style:font-weight-asian="bold" style:font-weight-complex="bold"/>
    </style:style>
    <style:style style:name="T15" style:family="text">
      <style:text-properties fo:font-size="12pt" fo:font-weight="normal" style:font-weight-asian="normal" style:font-weight-complex="normal"/>
    </style:style>
    <style:style style:name="T16" style:family="text">
      <style:text-properties fo:font-size="12pt" fo:font-weight="bold"/>
    </style:style>
    <style:style style:name="T17" style:family="text">
      <style:text-properties fo:font-size="12pt" fo:font-weight="bold" officeooo:rsid="00197689" style:font-weight-asian="normal" style:font-weight-complex="normal"/>
    </style:style>
    <style:style style:name="T18" style:family="text">
      <style:text-properties fo:font-size="12pt" fo:font-weight="normal" officeooo:rsid="00197689" style:font-weight-asian="normal" style:font-weight-complex="normal"/>
    </style:style>
    <style:style style:name="T19" style:family="text">
      <style:text-properties fo:font-size="12pt" fo:font-weight="bold" style:font-weight-asian="normal" style:font-weight-complex="normal"/>
    </style:style>
    <style:style style:name="T20" style:family="text">
      <style:text-properties fo:font-size="12pt" fo:font-weight="normal" officeooo:rsid="002363e5" style:font-weight-asian="normal" style:font-weight-complex="normal"/>
    </style:style>
    <style:style style:name="T21" style:family="text">
      <style:text-properties officeooo:rsid="0026f09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6f094" style:font-weight-asian="normal" style:font-weight-complex="normal"/>
    </style:style>
    <style:style style:name="T24" style:family="text">
      <style:text-properties officeooo:rsid="002c405c"/>
    </style:style>
    <style:style style:name="T25" style:family="text">
      <style:text-properties officeooo:rsid="0029590c"/>
    </style:style>
    <style:style style:name="T26" style:family="text">
      <style:text-properties officeooo:rsid="002a9b4b"/>
    </style:style>
    <style:style style:name="T27" style:family="text">
      <style:text-properties officeooo:rsid="000d91f6"/>
    </style:style>
    <style:style style:name="T28" style:family="text">
      <style:text-properties officeooo:rsid="002b4a6f"/>
    </style:style>
    <style:style style:name="T29" style:family="text">
      <style:text-properties officeooo:rsid="0025413b"/>
    </style:style>
    <style:style style:name="T30" style:family="text">
      <style:text-properties fo:color="#666666" loext:opacity="100%" fo:font-size="12pt" fo:language="en" fo:country="US" fo:font-weight="normal"/>
    </style:style>
    <style:style style:name="T31" style:family="text">
      <style:text-properties style:font-weight-asian="bold" style:font-weight-complex="bold"/>
    </style:style>
    <style:style style:name="T32" style:family="text">
      <style:text-properties fo:font-size="12pt" officeooo:rsid="0020e946"/>
    </style:style>
    <style:style style:name="T33" style:family="text">
      <style:text-properties style:font-name="Roboto Slab1" fo:font-size="12pt" fo:language="en" fo:country="US"/>
    </style:style>
    <style:style style:name="T34" style:family="text">
      <style:text-properties fo:color="#666666" loext:opacity="100%" style:font-name="Roboto Slab1" fo:font-size="12pt" fo:language="en" fo:country="US"/>
    </style:style>
    <style:style style:name="T35" style:family="text">
      <style:text-properties style:font-name="Roboto Slab1" fo:language="en" fo:country="US"/>
    </style:style>
    <style:style style:name="T36" style:family="text">
      <style:text-properties fo:color="#666666" loext:opacity="100%" style:font-name="Roboto Slab1" fo:language="en" fo:country="U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Fullstack <text:span text:style-name="T2">Mid-Senior </text:span><text:span text:style-name="T3">PHP/JavaScript </text:span><text:span text:style-name="T2">Developer</text:span>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5FC426E1.png" xlink:type="simple" xlink:show="embed" xlink:actuate="onLoad" draw:mime-type="image/png"/></draw:frame><text:span text:style-name="T4">+55 </text:span><text:a xlink:type="simple" xlink:href="https://api.whatsapp.com/send?phone=5511969286032" office:target-frame-name="_blank" xlink:show="new" text:style-name="Internet_20_link" text:visited-style-name="Visited_20_Internet_20_Link"><text:span text:style-name="T5">(11) 96928-6032 </text:span></text:a><text:span text:style-name="T6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D84D604D.png" xlink:type="simple" xlink:show="embed" xlink:actuate="onLoad" draw:mime-type="image/png"/></draw:frame><text:span text:style-name="T6"><text:s text:c="10"/></text:span><text:a xlink:type="simple" xlink:href="mailto:rbfraphael@gmail.com" office:target-frame-name="_blank" xlink:show="new" text:style-name="Internet_20_link" text:visited-style-name="Visited_20_Internet_20_Link"><text:span text:style-name="T6">rbfraphael@gmail.com</text:span></text:a><text:span text:style-name="T6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E5D939D5.png" xlink:type="simple" xlink:show="embed" xlink:actuate="onLoad" draw:mime-type="image/png"/></draw:frame><text:span text:style-name="T6"><text:s text:c="2"/>S</text:span><text:span text:style-name="T7">a</text:span><text:span text:style-name="T6">o Paulo – SP – </text:span><text:span text:style-name="T4">Bra</text:span><text:span text:style-name="T7">z</text:span><text:span text:style-name="T4">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D9C3583D.png" xlink:type="simple" xlink:show="embed" xlink:actuate="onLoad" draw:mime-type="image/png"/></draw:frame><text:span text:style-name="T6">l</text:span><text:span text:style-name="T8">inkedin.com/in/rbfraphael</text:span></text:a><text:span text:style-name="T8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1747E1CD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8">github.com/rbfraphael</text:span></text:a><text:span text:style-name="T8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5C969A0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5">rbfraphael.com.br</text:span></text:a></text:p>
      <text:p text:style-name="P6"/>
      <text:p text:style-name="P7">PROFILE</text:p>
      <text:p text:style-name="P8"><text:tab/>I have <text:span text:style-name="T9">8</text:span> years of experience in programming. I started my journey in 2016 as a web developer intern, with an emphasis on PHP and WordPress. After that, I decided to evolve, which led me to a senior level of full-stack development, from <text:span text:style-name="T10">DevOps</text:span> with Docker, Linux, Apache, NGINX, and NodeJS, to <text:span text:style-name="T10">Back-End</text:span> with Laravel, WordPress, ExpressJS, MySQL, PostgreSQL, and MongoDB, <text:span text:style-name="T10">Front-End</text:span> with JavaScript/TypeScript, React, NextJS, Angular, <text:span text:style-name="T11">Svelte, SvelteKit, </text:span>Bootstrap, TailwindCSS, SASS, and jQuery, <text:span text:style-name="T10">Desktop</text:span> with JavaScript/TypeScript and ElectronJS, and, finally, <text:span text:style-name="T10">Mobile</text:span> with JavaScript, Ionic, and React Native.</text:p>
      <text:p text:style-name="P8"><text:tab/>I like to keep studying and evolving my knowledge, as well as my soft skills, focusing on staying updated with market-leading technologies. Also, I enjoy challenges that keep me engaged and excited in the projects I'm working on.</text:p>
      <text:p text:style-name="P8"/>
      <text:p text:style-name="P9">OBJECTIVES</text:p>
      <text:list text:style-name="L1">
        <text:list-item>
          <text:p text:style-name="P10">Positions</text:p>
          <text:list>
            <text:list-item>
              <text:p text:style-name="P11">Mid-level/Senior Full-Stack Developer; Mid-level/Senior Back-end Developer; Mid-level/Senior Front-End Developer; Mid-level/Senior Mobile Developer.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ty</text:p>
          <text:list>
            <text:list-item>
              <text:p text:style-name="P11">Remot<text:span text:style-name="T2">e</text:span> (Home Office)</text:p>
            </text:list-item>
          </text:list>
        </text:list-item>
      </text:list>
      <text:p text:style-name="P8"/>
      <text:p text:style-name="P9">SKILLS</text:p>
      <text:list text:style-name="L2">
        <text:list-item>
          <text:p text:style-name="P12">DevOps</text:p>
          <text:list>
            <text:list-item>
              <text:p text:style-name="P13"><text:span text:style-name="T12">Operating Systems: </text:span><text:span text:style-name="T13">Linux; Windows Server</text:span></text:p>
            </text:list-item>
            <text:list-item>
              <text:p text:style-name="P13"><text:span text:style-name="T12">Softwares: </text:span><text:span text:style-name="T13">Docker; Apache; NGINX; PHP-FPM; PHP-CGI; NodeJS</text:span></text:p>
            </text:list-item>
            <text:list-item>
              <text:p text:style-name="P13"><text:span text:style-name="T14">Services:</text:span><text:span text:style-name="T15"> Hostgator; Hostinger; Locaweb; Amazon AWS; Google GCP; Cloudflare; GitHub Actions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><text:soft-page-break/></text:p>
      <text:list text:continue-numbering="true" text:style-name="L2">
        <text:list-item>
          <text:p text:style-name="P12">Back-end</text:p>
          <text:list>
            <text:list-item>
              <text:p text:style-name="P14"><text:span text:style-name="T16">Databases:</text:span><text:span text:style-name="T13"> MySQL/MariaDB; PostgreSQL; MongoDB</text:span></text:p>
            </text:list-item>
            <text:list-item>
              <text:p text:style-name="P14"><text:span text:style-name="T16">Programming Languages:</text:span><text:span text:style-name="T13"> PHP; JavaScript; TypeScript</text:span></text:p>
            </text:list-item>
            <text:list-item>
              <text:p text:style-name="P14"><text:span text:style-name="T17">Frameworks, CMSs and Libraries:</text:span><text:span text:style-name="T18"> Laravel; CodeIgniter; Wordpress; ExpressJS; Prisma ORM</text:span></text:p>
            </text:list-item>
          </text:list>
        </text:list-item>
      </text:list>
      <text:p text:style-name="P15"><text:span text:style-name="T18"/></text:p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6">Programming Languages:</text:span><text:span text:style-name="T13"> HTML; CSS; SASS; JavaScript; TypeScript</text:span></text:p>
            </text:list-item>
            <text:list-item>
              <text:p text:style-name="P14"><text:span text:style-name="T19">Frameworks and Libraries:</text:span><text:span text:style-name="T15"> React; NextJS; Angular; </text:span><text:span text:style-name="T20">Svelte; SvelteKit; </text:span><text:span text:style-name="T15">jQuery; Bootstrap; TailwindCS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2">Programming Languages: </text:span><text:span text:style-name="T13">HTML; CSS; SASS; JavaSript; TypeScript</text:span></text:p>
            </text:list-item>
            <text:list-item>
              <text:p text:style-name="P13"><text:span text:style-name="T12">Platforms: </text:span><text:span text:style-name="T13">Windows; macOS; Linux</text:span></text:p>
            </text:list-item>
            <text:list-item>
              <text:p text:style-name="P13"><text:span text:style-name="T14">Frameworks and Libraries:</text:span><text:span text:style-name="T15"> 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2">Programming Languages: </text:span><text:span text:style-name="T13">HTML; CSS; SASS; JavaScript; TypeScript</text:span></text:p>
            </text:list-item>
            <text:list-item>
              <text:p text:style-name="P13"><text:span text:style-name="T12">Platforms: </text:span><text:span text:style-name="T13">Android; iOS</text:span></text:p>
            </text:list-item>
            <text:list-item>
              <text:p text:style-name="P13"><text:span text:style-name="T14">Frameworks and Libraries:</text:span><text:span text:style-name="T15"> 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<text:span text:style-name="T2">y</text:span></text:p>
          <text:list>
            <text:list-item>
              <text:p text:style-name="P16">Multi-platform game development with Unity3D and C#</text:p>
            </text:list-item>
            <text:list-item>
              <text:p text:style-name="P16">Experience with Git and related platforms (such as GitHub, GitLab, BitBucket and Azure), and Gitflow directives</text:p>
            </text:list-item>
            <text:list-item>
              <text:p text:style-name="P16">Experience working with SCRUM</text:p>
            </text:list-item>
          </text:list>
        </text:list-item>
      </text:list>
      <text:p text:style-name="P8"/>
      <text:p text:style-name="P17">EXPERI<text:span text:style-name="T2">E</text:span>NC<text:span text:style-name="T2">E</text:span>S</text:p>
      <text:list text:style-name="L3">
        <text:list-item>
          <text:p text:style-name="P18"><text:span text:style-name="T21">Senior</text:span> Full-stack <text:span text:style-name="T21">Developer </text:span>– AvenueCode</text:p>
          <text:list>
            <text:list-item>
              <text:p text:style-name="P18"><text:a xlink:type="simple" xlink:href="http://www.avenuecode.com.br/" text:style-name="Internet_20_link" text:visited-style-name="Visited_20_Internet_20_Link"><text:span text:style-name="T22">www.avenuecode.com.br</text:span></text:a><text:span text:style-name="T22"> • </text:span><text:span text:style-name="T23">Since</text:span><text:span text:style-name="T22"> </text:span><text:span text:style-name="T23">August</text:span><text:span text:style-name="T22">/2024</text:span></text:p>
            </text:list-item>
          </text:list>
        </text:list-item>
      </text:list>
      <text:p text:style-name="P19"><text:span text:style-name="T22"/></text:p>
      <text:list text:continue-numbering="true" text:style-name="L3">
        <text:list-item>
          <text:p text:style-name="P20"><text:span text:style-name="T21">Mid-Level</text:span><text:span text:style-name="T24"> Full-stack </text:span><text:span text:style-name="T21">Developer</text:span> – <text:span text:style-name="T25">Freelancer/Temporary </text:span>– ShockIT</text:p>
          <text:list>
            <text:list-item>
              <text:p text:style-name="P21"><text:span text:style-name="T26">www.</text:span>shockit.com.br <text:span text:style-name="T27">• </text:span><text:span text:style-name="T28">From</text:span> <text:span text:style-name="T21">April</text:span>/2024 <text:span text:style-name="T28">to December/2024</text:span></text:p>
            </text:list-item>
          </text:list>
        </text:list-item>
      </text:list>
      <text:p text:style-name="P22"/>
      <text:list text:continue-numbering="true" text:style-name="L3">
        <text:list-item>
          <text:p text:style-name="P23">Mid-level Full-stack Developer – Newton Digital Intelligence</text:p>
          <text:list>
            <text:list-item>
              <text:p text:style-name="P24"><text:a xlink:type="simple" xlink:href="http://www.newton.ag/" text:style-name="Internet_20_link" text:visited-style-name="Visited_20_Internet_20_Link">www.newton.ag</text:a> • <text:span text:style-name="T2">From October</text:span>/2022 <text:span text:style-name="T29">to Apr</text:span><text:span text:style-name="T28">i</text:span><text:span text:style-name="T29">l/2024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Mid-level Full-stack Web Developer – JMS Communication</text:p>
          <text:list>
            <text:list-item>
              <text:p text:style-name="P24"><text:a xlink:type="simple" xlink:href="http://www.jmscomunicacao.com.br/" text:style-name="Internet_20_link" text:visited-style-name="Visited_20_Internet_20_Link">www.jmscomunicacao.com.br</text:a> • <text:span text:style-name="T2">From</text:span><text:span text:style-name="T3"> </text:span><text:span text:style-name="T2">November</text:span>/2021 <text:span text:style-name="T2">to June</text:span>/2023</text:p>
            </text:list-item>
          </text:list>
        </text:list-item>
      </text:list>
      <text:p text:style-name="P8"/>
      <text:p text:style-name="P8"/>
      <text:list text:continue-numbering="true" text:style-name="L3">
        <text:list-item>
          <text:p text:style-name="P23"><text:soft-page-break/>Senior Full-stack Developer – 7COMm Informatics</text:p>
          <text:list>
            <text:list-item>
              <text:p text:style-name="P25"><text:a xlink:type="simple" xlink:href="https://www.7comm.com.br/" text:style-name="Internet_20_link" text:visited-style-name="Visited_20_Internet_20_Link">www.7comm.com.br</text:a> • <text:span text:style-name="T2">From</text:span><text:span text:style-name="T3"> </text:span><text:span text:style-name="T2">October</text:span>/2020 <text:span text:style-name="T2">to April</text:span>/2023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Junior → Mid-level Full-stack Web Developer – B-Young Social Media</text:p>
          <text:list>
            <text:list-item>
              <text:p text:style-name="P25"><text:a xlink:type="simple" xlink:href="https://www.b-young.me/" text:style-name="Internet_20_link" text:visited-style-name="Visited_20_Internet_20_Link">www.b-young.me</text:a> • <text:span text:style-name="T2">From</text:span><text:span text:style-name="T3"> </text:span><text:span text:style-name="T2">June</text:span>/2018 <text:span text:style-name="T2">to</text:span><text:span text:style-name="T3"> </text:span><text:span text:style-name="T2">November</text:span>/2021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Web Developer Intern – B-Young Social Media</text:p>
          <text:list>
            <text:list-item>
              <text:p text:style-name="P25"><text:a xlink:type="simple" xlink:href="https://www.b-young.me/" text:style-name="Internet_20_link" text:visited-style-name="Visited_20_Internet_20_Link">www.b-young.me</text:a> • <text:span text:style-name="T2">From</text:span><text:span text:style-name="T3"> </text:span><text:span text:style-name="T2">November</text:span>/2016 <text:span text:style-name="T2">to</text:span> <text:span text:style-name="T2">June</text:span>/2018</text:p>
            </text:list-item>
          </text:list>
        </text:list-item>
      </text:list>
      <text:p text:style-name="P26"/>
      <text:list text:continue-numbering="true" text:style-name="L3">
        <text:list-item>
          <text:p text:style-name="P23">Human Resources Apprentice – TeleTech Brazil</text:p>
          <text:list>
            <text:list-item>
              <text:p text:style-name="P25"><text:a xlink:type="simple" xlink:href="https://www.ttecjobs.com/" text:style-name="Internet_20_link" text:visited-style-name="Visited_20_Internet_20_Link">www.ttecjobs.com</text:a> • <text:span text:style-name="T2">From</text:span><text:span text:style-name="T3"> </text:span><text:span text:style-name="T2">March</text:span>/2016 <text:span text:style-name="T2">to November</text:span>/2016</text:p>
            </text:list-item>
          </text:list>
        </text:list-item>
      </text:list>
      <text:p text:style-name="P8"/>
      <text:p text:style-name="P9">EDUCATION</text:p>
      <text:list text:style-name="L4">
        <text:list-item>
          <text:p text:style-name="P27">Post-graduation/Specialization <text:s/>in Digital Games Development</text:p>
          <text:list>
            <text:list-item>
              <text:p text:style-name="P28">Centro Universitário SENAC Santo Amaro</text:p>
            </text:list-item>
            <text:list-item>
              <text:p text:style-name="P28">From February/2020 to December/2021</text:p>
            </text:list-item>
          </text:list>
        </text:list-item>
      </text:list>
      <text:p text:style-name="P29"><text:span text:style-name="T30"/></text:p>
      <text:list text:continue-numbering="true" text:style-name="L4">
        <text:list-item>
          <text:p text:style-name="P27">Graduation in Digital Games Development</text:p>
          <text:list>
            <text:list-item>
              <text:p text:style-name="P28">Centro Universitário SENAC Santo Amaro</text:p>
            </text:list-item>
            <text:list-item>
              <text:p text:style-name="P28">From February/2016 to June/2018</text:p>
            </text:list-item>
          </text:list>
        </text:list-item>
      </text:list>
      <text:p text:style-name="P29"><text:span text:style-name="T30"/></text:p>
      <text:list text:continue-numbering="true" text:style-name="L4">
        <text:list-item>
          <text:p text:style-name="P27">Technical Level in Games Development</text:p>
          <text:list>
            <text:list-item>
              <text:p text:style-name="P28">SENAC Nações Unidas</text:p>
            </text:list-item>
            <text:list-item>
              <text:p text:style-name="P30">From October/2014 to February/2016</text:p>
            </text:list-item>
          </text:list>
        </text:list-item>
      </text:list>
      <text:p text:style-name="P8"/>
      <text:p text:style-name="P9">LANGUAGES</text:p>
      <text:list text:style-name="L5">
        <text:list-item>
          <text:p text:style-name="P31"><text:span text:style-name="T12">Portuguese: </text:span><text:span text:style-name="T13">Native</text:span></text:p>
        </text:list-item>
        <text:list-item>
          <text:p text:style-name="P31"><text:span text:style-name="T31">English:</text:span><text:span text:style-name="T22"> Intermediate</text:span></text:p>
        </text:list-item>
      </text:list>
      <text:p text:style-name="P8"/>
      <text:p text:style-name="P17">EXTRACURRICULAR</text:p>
      <text:list text:style-name="L6">
        <text:list-item>
          <text:p text:style-name="P32"><text:span text:style-name="T32">Complete </text:span><text:span text:style-name="T12">DOCKER– From Zero to Advanced (2023) – Udemy</text:span></text:p>
          <text:list>
            <text:list-item>
              <text:p text:style-name="P33"><text:span text:style-name="T33">Certificate: </text:span><text:a xlink:type="simple" xlink:href="https://ude.my/UC-6c0419af-bd27-41d6-954a-9c22c3697994" text:style-name="Internet_20_link" text:visited-style-name="Visited_20_Internet_20_Link"><text:span text:style-name="Internet_20_link"><text:span text:style-name="T34">ude.my/UC-6c0419af-bd27-41d6-954a-9c22c3697994</text:span></text:span></text:a></text:p>
            </text:list-item>
          </text:list>
        </text:list-item>
      </text:list>
      <text:p text:style-name="P29"><text:span text:style-name="T30"/></text:p>
      <text:list text:continue-numbering="true" text:style-name="L6">
        <text:list-item>
          <text:p text:style-name="P34">TypeScript from basic to advanced (with React, Express) – Udemy</text:p>
          <text:list>
            <text:list-item>
              <text:p text:style-name="P33"><text:span text:style-name="T35">Certificate: </text:span><text:a xlink:type="simple" xlink:href="https://ude.my/UC-3269c2bc-39c5-4bf7-8a38-d8b12ef9dac0/" text:style-name="Internet_20_link" text:visited-style-name="Visited_20_Internet_20_Link"><text:span text:style-name="Internet_20_link"><text:span text:style-name="T36">ude.my/UC-3269c2bc-39c5-4bf7-8a38-d8b12ef9dac0</text:span></text:span>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/>
    <style:font-face style:name="Roboto Slab1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5-01-14T14:20:55.074325476</dc:date>
    <meta:editing-duration>PT3H18M42S</meta:editing-duration>
    <meta:editing-cycles>28</meta:editing-cycles>
    <meta:generator>LibreOffice/24.8.4.2$Linux_X86_64 LibreOffice_project/480$Build-2</meta:generator>
    <meta:print-date>2024-12-20T09:51:43.434392285</meta:print-date>
    <meta:printed-by>Arquivos PDF</meta:printed-by>
    <meta:document-statistic meta:table-count="0" meta:image-count="6" meta:object-count="0" meta:page-count="3" meta:paragraph-count="71" meta:word-count="507" meta:character-count="3873" meta:non-whitespace-character-count="3403"/>
  </office:meta>
</office:document-meta>
</file>